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Standard">
      <style:table-properties style:width="25.264cm" fo:margin-left="-0.273cm" fo:margin-right="0.568cm" style:page-number="auto" table:align="margins" style:writing-mode="lr-tb"/>
    </style:style>
    <style:style style:name="Таблица1.A" style:family="table-column">
      <style:table-column-properties style:column-width="1.03cm" style:rel-column-width="584*"/>
    </style:style>
    <style:style style:name="Таблица1.B" style:family="table-column">
      <style:table-column-properties style:column-width="3.493cm" style:rel-column-width="1980*"/>
    </style:style>
    <style:style style:name="Таблица1.C" style:family="table-column">
      <style:table-column-properties style:column-width="0.265cm" style:rel-column-width="150*"/>
    </style:style>
    <style:style style:name="Таблица1.D" style:family="table-column">
      <style:table-column-properties style:column-width="0.238cm" style:rel-column-width="135*"/>
    </style:style>
    <style:style style:name="Таблица1.F" style:family="table-column">
      <style:table-column-properties style:column-width="2.75cm" style:rel-column-width="1559*"/>
    </style:style>
    <style:style style:name="Таблица1.H" style:family="table-column">
      <style:table-column-properties style:column-width="0.741cm" style:rel-column-width="420*"/>
    </style:style>
    <style:style style:name="Таблица1.I" style:family="table-column">
      <style:table-column-properties style:column-width="1.005cm" style:rel-column-width="570*"/>
    </style:style>
    <style:style style:name="Таблица1.J" style:family="table-column">
      <style:table-column-properties style:column-width="1.746cm" style:rel-column-width="990*"/>
    </style:style>
    <style:style style:name="Таблица1.L" style:family="table-column">
      <style:table-column-properties style:column-width="1.591cm" style:rel-column-width="902*"/>
    </style:style>
    <style:style style:name="Таблица1.M" style:family="table-column">
      <style:table-column-properties style:column-width="2.905cm" style:rel-column-width="1647*"/>
    </style:style>
    <style:style style:name="Таблица1.P" style:family="table-column">
      <style:table-column-properties style:column-width="0.402cm" style:rel-column-width="228*"/>
    </style:style>
    <style:style style:name="Таблица1.Q" style:family="table-column">
      <style:table-column-properties style:column-width="1.342cm" style:rel-column-width="761*"/>
    </style:style>
    <style:style style:name="Таблица1.R" style:family="table-column">
      <style:table-column-properties style:column-width="0.979cm" style:rel-column-width="555*"/>
    </style:style>
    <style:style style:name="Таблица1.S" style:family="table-column">
      <style:table-column-properties style:column-width="4.022cm" style:rel-column-width="2280*"/>
    </style:style>
    <style:style style:name="Таблица1.T" style:family="table-column">
      <style:table-column-properties style:column-width="0.982cm" style:rel-column-width="557*"/>
    </style:style>
    <style:style style:name="Таблица1.1" style:family="table-row">
      <style:table-row-properties style:min-row-height="0.196cm" style:keep-together="false" fo:keep-together="always"/>
    </style:style>
    <style:style style:name="Таблица1.A1" style:family="table-cell">
      <style:table-cell-properties style:vertical-align="middle" fo:padding-left="0.191cm" fo:padding-right="0.191cm" fo:padding-top="0cm" fo:padding-bottom="0cm" fo:border="none"/>
    </style:style>
    <style:style style:name="Таблица1.G1" style:family="table-cell">
      <style:table-cell-properties style:vertical-align="bottom" fo:padding-left="0.191cm" fo:padding-right="0.191cm" fo:padding-top="0cm" fo:padding-bottom="0cm" fo:border="none"/>
    </style:style>
    <style:style style:name="Таблица1.P1" style:family="table-cell">
      <style:table-cell-properties style:vertical-align="bottom" fo:padding-left="0.191cm" fo:padding-right="0.191cm" fo:padding-top="0cm" fo:padding-bottom="0cm" fo:border-left="none" fo:border-right="none" fo:border-top="none" fo:border-bottom="0.002cm solid #000000"/>
    </style:style>
    <style:style style:name="Таблица1.2" style:family="table-row">
      <style:table-row-properties style:min-row-height="0.459cm" style:keep-together="false" fo:keep-together="always"/>
    </style:style>
    <style:style style:name="Таблица1.3" style:family="table-row">
      <style:table-row-properties style:min-row-height="0.212cm" style:keep-together="false" fo:keep-together="always"/>
    </style:style>
    <style:style style:name="Таблица1.A3" style:family="table-cell">
      <style:table-cell-properties style:vertical-align="middle" fo:padding-left="0.191cm" fo:padding-right="0.191cm" fo:padding-top="0cm" fo:padding-bottom="0cm" fo:border="0.002cm solid #000000"/>
    </style:style>
    <style:style style:name="Таблица1.B3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C3" style:family="table-cell">
      <style:table-cell-properties style:vertical-align="middle"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4" style:family="table-row">
      <style:table-row-properties style:min-row-height="0.219cm" style:keep-together="false" fo:keep-together="always"/>
    </style:style>
    <style:style style:name="Таблица1.5" style:family="table-row">
      <style:table-row-properties style:min-row-height="0.201cm" style:keep-together="false" fo:keep-together="always"/>
    </style:style>
    <style:style style:name="Таблица1.6" style:family="table-row">
      <style:table-row-properties style:min-row-height="1.266cm" style:keep-together="false" fo:keep-together="always"/>
    </style:style>
    <style:style style:name="Таблица1.7" style:family="table-row">
      <style:table-row-properties style:min-row-height="1.905cm" style:keep-together="false" fo:keep-together="always"/>
    </style:style>
    <style:style style:name="Таблица1.B7" style:family="table-cell">
      <style:table-cell-properties fo:padding-left="0.191cm" fo:padding-right="0.191cm" fo:padding-top="0cm" fo:padding-bottom="0cm" fo:border-left="0.002cm solid #000000" fo:border-right="none" fo:border-top="0.002cm solid #000000" fo:border-bottom="0.002cm solid #000000"/>
    </style:style>
    <style:style style:name="Таблица1.D7.1" style:family="table-column">
      <style:table-column-properties style:column-width="4.232cm" style:rel-column-width="2399*"/>
    </style:style>
    <style:style style:name="Таблица1.D7.2" style:family="table-column">
      <style:table-column-properties style:column-width="6.006cm" style:rel-column-width="3405*"/>
    </style:style>
    <style:style style:name="Таблица1.D7.3" style:family="table-column">
      <style:table-column-properties style:column-width="2.011cm" style:rel-column-width="1140*"/>
    </style:style>
    <style:style style:name="Таблица1.D7.4" style:family="table-column">
      <style:table-column-properties style:column-width="6.242cm" style:rel-column-width="3539*"/>
    </style:style>
    <style:style style:name="Таблица1.D7.5" style:family="table-column">
      <style:table-column-properties style:column-width="1.984cm" style:rel-column-width="1125*"/>
    </style:style>
    <style:style style:name="Таблица1.D7.1" style:family="table-row">
      <style:table-row-properties style:min-row-height="0.476cm" style:keep-together="false" fo:keep-together="always"/>
    </style:style>
    <style:style style:name="Таблица1.D7.5.1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0.002cm solid #000000"/>
    </style:style>
    <style:style style:name="Таблица1.D7.2.3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D7.4" style:family="table-row">
      <style:table-row-properties style:row-height="0.199cm" style:keep-together="false" fo:keep-together="always"/>
    </style:style>
    <style:style style:name="Таблица1.D7.1.4" style:family="table-cell">
      <style:table-cell-properties style:vertical-align="middle" fo:padding-left="0.191cm" fo:padding-right="0.191cm" fo:padding-top="0cm" fo:padding-bottom="0cm" fo:border-left="none" fo:border-right="none" fo:border-top="none" fo:border-bottom="0.002cm solid #000000"/>
    </style:style>
    <style:style style:name="Таблица1.D7.2.4" style:family="table-cell">
      <style:table-cell-properties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8" style:family="table-row">
      <style:table-row-properties style:min-row-height="0.469cm" style:keep-together="false" fo:keep-together="always"/>
    </style:style>
    <style:style style:name="Таблица1.9" style:family="table-row">
      <style:table-row-properties style:min-row-height="2.409cm" style:keep-together="false" fo:keep-together="always"/>
    </style:style>
    <style:style style:name="Таблица1.B9.1" style:family="table-column">
      <style:table-column-properties style:column-width="1.508cm" style:rel-column-width="855*"/>
    </style:style>
    <style:style style:name="Таблица1.B9.2" style:family="table-column">
      <style:table-column-properties style:column-width="1.96cm" style:rel-column-width="1111*"/>
    </style:style>
    <style:style style:name="Таблица1.B9.3" style:family="table-column">
      <style:table-column-properties style:column-width="4.519cm" style:rel-column-width="2562*"/>
    </style:style>
    <style:style style:name="Таблица1.B9.4" style:family="table-column">
      <style:table-column-properties style:column-width="2.515cm" style:rel-column-width="1426*"/>
    </style:style>
    <style:style style:name="Таблица1.B9.5" style:family="table-column">
      <style:table-column-properties style:column-width="10.502cm" style:rel-column-width="5954*"/>
    </style:style>
    <style:style style:name="Таблица1.B9.6" style:family="table-column">
      <style:table-column-properties style:column-width="3.228cm" style:rel-column-width="1830*"/>
    </style:style>
    <style:style style:name="Таблица1.B9.1" style:family="table-row">
      <style:table-row-properties style:min-row-height="0.482cm" style:keep-together="false" fo:keep-together="always"/>
    </style:style>
    <style:style style:name="Таблица1.B9.1.1" style:family="table-cell">
      <style:table-cell-properties style:vertical-align="bottom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9.4.1" style:family="table-cell">
      <style:table-cell-properties style:vertical-align="bottom" fo:padding-left="0.191cm" fo:padding-right="0.191cm" fo:padding-top="0cm" fo:padding-bottom="0cm" fo:border-left="none" fo:border-right="none" fo:border-top="0.002cm solid #000000" fo:border-bottom="none"/>
    </style:style>
    <style:style style:name="Таблица1.B9.6.1" style:family="table-cell">
      <style:table-cell-properties fo:padding-left="0.191cm" fo:padding-right="0.191cm" fo:padding-top="0cm" fo:padding-bottom="0cm" fo:border-left="none" fo:border-right="0.002cm solid #000000" fo:border-top="0.002cm solid #000000" fo:border-bottom="none"/>
    </style:style>
    <style:style style:name="Таблица1.B9.1.2" style:family="table-cell">
      <style:table-cell-properties fo:padding-left="0.191cm" fo:padding-right="0.191cm" fo:padding-top="0cm" fo:padding-bottom="0cm" fo:border-left="0.002cm solid #000000" fo:border-right="none" fo:border-top="none" fo:border-bottom="none"/>
    </style:style>
    <style:style style:name="Таблица1.B9.6.2" style:family="table-cell">
      <style:table-cell-properties fo:padding-left="0.191cm" fo:padding-right="0.191cm" fo:padding-top="0cm" fo:padding-bottom="0cm" fo:border-left="none" fo:border-right="0.002cm solid #000000" fo:border-top="none" fo:border-bottom="none"/>
    </style:style>
    <style:style style:name="Таблица1.B9.6.4" style:family="table-cell">
      <style:table-cell-properties fo:padding-left="0.191cm" fo:padding-right="0.191cm" fo:padding-top="0cm" fo:padding-bottom="0cm" fo:border-left="none" fo:border-right="0.002cm solid #000000" fo:border-top="none" fo:border-bottom="0.002cm solid #000000"/>
    </style:style>
    <style:style style:name="Таблица1.B9.5" style:family="table-row">
      <style:table-row-properties style:min-row-height="0.138cm" style:keep-together="false" fo:keep-together="always"/>
    </style:style>
    <style:style style:name="Таблица1.B9.1.5" style:family="table-cell">
      <style:table-cell-properties style:vertical-align="middle"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Таблица1.10" style:family="table-row">
      <style:table-row-properties style:min-row-height="2.078cm" style:keep-together="false" fo:keep-together="always"/>
    </style:style>
    <style:style style:name="Таблица1.C10.1" style:family="table-column">
      <style:table-column-properties style:column-width="2.249cm" style:rel-column-width="1275*"/>
    </style:style>
    <style:style style:name="Таблица1.C10.2" style:family="table-column">
      <style:table-column-properties style:column-width="5.502cm" style:rel-column-width="3119*"/>
    </style:style>
    <style:style style:name="Таблица1.C10.5" style:family="table-column">
      <style:table-column-properties style:column-width="2.512cm" style:rel-column-width="1424*"/>
    </style:style>
    <style:style style:name="Таблица1.C10.6" style:family="table-column">
      <style:table-column-properties style:column-width="0.24cm" style:rel-column-width="136*"/>
    </style:style>
    <style:style style:name="Таблица1.C10.7" style:family="table-column">
      <style:table-column-properties style:column-width="0.766cm" style:rel-column-width="434*"/>
    </style:style>
    <style:style style:name="Таблица1.C10.8" style:family="table-column">
      <style:table-column-properties style:column-width="2.487cm" style:rel-column-width="1410*"/>
    </style:style>
    <style:style style:name="Таблица1.C10.9" style:family="table-column">
      <style:table-column-properties style:column-width="2.752cm" style:rel-column-width="1560*"/>
    </style:style>
    <style:style style:name="Таблица1.C10.1" style:family="table-row">
      <style:table-row-properties style:min-row-height="0.519cm" style:keep-together="false" fo:keep-together="always"/>
    </style:style>
    <style:style style:name="Таблица1.C10.4" style:family="table-row">
      <style:table-row-properties style:min-row-height="0.374cm" style:keep-together="false" fo:keep-together="always"/>
    </style:style>
    <style:style style:name="Таблица1.C10.1.4" style:family="table-cell">
      <style:table-cell-properties fo:padding-left="0.191cm" fo:padding-right="0.191cm" fo:padding-top="0cm" fo:padding-bottom="0cm" fo:border-left="none" fo:border-right="none" fo:border-top="none" fo:border-bottom="0.002cm solid #000000"/>
    </style:style>
    <style:style style:name="Таблица1.11" style:family="table-row">
      <style:table-row-properties style:min-row-height="0.954cm" style:keep-together="false" fo:keep-together="always"/>
    </style:style>
    <style:style style:name="Таблица1.12" style:family="table-row">
      <style:table-row-properties style:row-height="1.462cm" style:keep-together="true" fo:keep-together="auto"/>
    </style:style>
    <style:style style:name="Таблица1.B12" style:family="table-cell">
      <style:table-cell-properties fo:padding-left="0.191cm" fo:padding-right="0.191cm" fo:padding-top="0cm" fo:padding-bottom="0cm" fo:border="0.002cm solid #000000"/>
    </style:style>
    <style:style style:name="Таблица1.13" style:family="table-row">
      <style:table-row-properties style:keep-together="false" fo:keep-together="always"/>
    </style:style>
    <style:style style:name="Таблица1.B13.1" style:family="table-column">
      <style:table-column-properties style:column-width="6.509cm" style:rel-column-width="3690*"/>
    </style:style>
    <style:style style:name="Таблица1.B13.2" style:family="table-column">
      <style:table-column-properties style:column-width="1.48cm" style:rel-column-width="839*"/>
    </style:style>
    <style:style style:name="Таблица1.B13.3" style:family="table-column">
      <style:table-column-properties style:column-width="1.004cm" style:rel-column-width="569*"/>
    </style:style>
    <style:style style:name="Таблица1.B13.4" style:family="table-column">
      <style:table-column-properties style:column-width="2.992cm" style:rel-column-width="1696*"/>
    </style:style>
    <style:style style:name="Таблица1.B13.5" style:family="table-column">
      <style:table-column-properties style:column-width="12.248cm" style:rel-column-width="6944*"/>
    </style:style>
    <style:style style:name="Таблица1.B13.1.1" style:family="table-cell">
      <style:table-cell-properties style:vertical-align="middle" fo:padding-left="0.191cm" fo:padding-right="0.191cm" fo:padding-top="0cm" fo:padding-bottom="0cm" fo:border-left="0.002cm solid #000000" fo:border-right="none" fo:border-top="0.002cm solid #000000" fo:border-bottom="none"/>
    </style:style>
    <style:style style:name="Таблица1.B13.3.1" style:family="table-cell">
      <style:table-cell-properties fo:padding-left="0.191cm" fo:padding-right="0.191cm" fo:padding-top="0cm" fo:padding-bottom="0cm" fo:border-left="none" fo:border-right="none" fo:border-top="0.002cm solid #000000" fo:border-bottom="none"/>
    </style:style>
    <style:style style:name="Таблица1.B13.1.2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none"/>
    </style:style>
    <style:style style:name="Таблица1.B13.3.2" style:family="table-cell">
      <style:table-cell-properties fo:padding-left="0.191cm" fo:padding-right="0.191cm" fo:padding-top="0cm" fo:padding-bottom="0cm" fo:border="none"/>
    </style:style>
    <style:style style:name="Таблица1.B13.1.3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1.14" style:family="table-row">
      <style:table-row-properties style:min-row-height="0.693cm" style:keep-together="false" fo:keep-together="always"/>
    </style:style>
    <style:style style:name="Таблица1.B14" style:family="table-cell">
      <style:table-cell-properties style:vertical-align="middle" fo:padding-left="0.191cm" fo:padding-right="0.191cm" fo:padding-top="0cm" fo:padding-bottom="0cm" fo:border-left="0.002cm solid #000000" fo:border-right="none" fo:border-top="none" fo:border-bottom="0.002cm solid #000000"/>
    </style:style>
    <style:style style:name="Таблица1.F14" style:family="table-cell">
      <style:table-cell-properties style:vertical-align="middle" fo:padding-left="0.191cm" fo:padding-right="0.191cm" fo:padding-top="0cm" fo:padding-bottom="0cm" fo:border-left="none" fo:border-right="none" fo:border-top="0.002cm solid #000000" fo:border-bottom="0.002cm solid #000000"/>
    </style:style>
    <style:style style:name="Таблица1.M15.1" style:family="table-column">
      <style:table-column-properties style:column-width="4.313cm" style:rel-column-width="2445*"/>
    </style:style>
    <style:style style:name="Таблица1.M15.2" style:family="table-column">
      <style:table-column-properties style:column-width="7.325cm" style:rel-column-width="4153*"/>
    </style:style>
    <style:style style:name="Таблица1.M15.1" style:family="table-row">
      <style:table-row-properties style:row-height="0.748cm" style:keep-together="false" fo:keep-together="always"/>
    </style:style>
    <style:style style:name="Таблица1.M15.2" style:family="table-row">
      <style:table-row-properties style:row-height="0.721cm" style:keep-together="false" fo:keep-together="always"/>
    </style:style>
    <style:style style:name="Таблица1.M15.1.2" style:family="table-cell">
      <style:table-cell-properties style:vertical-align="" fo:padding="0.191cm" fo:border-left="none" fo:border-right="none" fo:border-top="0.002cm solid #000000" fo:border-bottom="none"/>
    </style:style>
    <style:style style:name="Таблица1.16" style:family="table-row">
      <style:table-row-properties style:row-height="1.349cm" style:keep-together="false" fo:keep-together="always"/>
    </style:style>
    <style:style style:name="Таблица1.M16.1" style:family="table-row">
      <style:table-row-properties style:row-height="0.674cm" style:keep-together="false" fo:keep-together="always"/>
    </style:style>
    <style:style style:name="Таблица1.M16.1.1" style:family="table-cell">
      <style:table-cell-properties fo:padding="0.191cm" fo:border="none"/>
    </style:style>
    <style:style style:name="Таблица1.M16.2" style:family="table-row">
      <style:table-row-properties style:row-height="0.649cm" style:keep-together="false" fo:keep-together="always"/>
    </style:style>
    <style:style style:name="P1" style:family="paragraph" style:parent-style-name="Standard">
      <style:text-properties fo:font-size="12pt" fo:language="en" fo:country="US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2pt" fo:language="en" fo:country="US" style:font-size-asian="12pt" style:font-size-complex="12pt"/>
    </style:style>
    <style:style style:name="P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12pt"/>
    </style:style>
    <style:style style:name="P5" style:family="paragraph" style:parent-style-name="Standard">
      <style:text-properties fo:font-size="11pt" fo:language="en" fo:country="US" style:font-size-asian="11pt" style:font-size-complex="11pt"/>
    </style:style>
    <style:style style:name="P6" style:family="paragraph" style:parent-style-name="Standard">
      <style:paragraph-properties fo:text-align="center" style:justify-single-word="false"/>
      <style:text-properties fo:font-size="11pt" fo:language="en" fo:country="US" style:font-size-asian="11pt" style:font-size-complex="11pt"/>
    </style:style>
    <style:style style:name="P7" style:family="paragraph" style:parent-style-name="Standard">
      <style:paragraph-properties>
        <style:tab-stops>
          <style:tab-stop style:position="0.501cm"/>
        </style:tab-stops>
      </style:paragraph-properties>
      <style:text-properties fo:font-size="11pt" fo:language="en" fo:country="US" style:font-size-asian="11pt" style:font-size-complex="11pt"/>
    </style:style>
    <style:style style:name="P8" style:family="paragraph" style:parent-style-name="Standard">
      <style:text-properties fo:font-size="11pt" fo:language="en" fo:country="US" fo:font-weight="bold" style:font-size-asian="11pt" style:font-weight-asian="bold" style:font-size-complex="11pt" style:font-weight-complex="bold"/>
    </style:style>
    <style:style style:name="P9" style:family="paragraph" style:parent-style-name="Standard">
      <style:text-properties fo:font-size="11pt" style:font-size-asian="11pt" style:font-size-complex="11pt"/>
    </style:style>
    <style:style style:name="P10" style:family="paragraph" style:parent-style-name="Standard">
      <style:text-properties fo:font-size="11pt" fo:language="uk" fo:country="UA" style:font-size-asian="11pt" style:font-size-complex="11pt"/>
    </style:style>
    <style:style style:name="P11" style:family="paragraph" style:parent-style-name="Standard">
      <style:paragraph-properties fo:text-align="center" style:justify-single-word="false"/>
      <style:text-properties fo:font-size="11pt" fo:language="uk" fo:country="UA" style:font-size-asian="11pt" style:font-size-complex="11pt"/>
    </style:style>
    <style:style style:name="P12" style:family="paragraph" style:parent-style-name="Standard">
      <style:text-properties style:text-position="-27% 100%" fo:font-size="11pt" fo:language="uk" fo:country="UA" style:font-size-asian="11pt" style:font-size-complex="11pt"/>
    </style:style>
    <style:style style:name="P13" style:family="paragraph" style:parent-style-name="Standard">
      <style:paragraph-properties fo:text-align="center" style:justify-single-word="false"/>
      <style:text-properties style:text-position="-27% 100%" fo:font-size="11pt" fo:language="uk" fo:country="UA" style:font-size-asian="11pt" style:font-size-complex="11pt"/>
    </style:style>
    <style:style style:name="P14" style:family="paragraph" style:parent-style-name="Standard">
      <style:text-properties style:text-position="-27% 100%" fo:font-size="11pt" fo:language="uk" fo:country="UA" fo:font-weight="bold" style:font-size-asian="11pt" style:font-weight-asian="bold" style:font-size-complex="11pt" style:font-weight-complex="bold"/>
    </style:style>
    <style:style style:name="P15" style:family="paragraph" style:parent-style-name="Standard">
      <style:text-properties style:text-position="-27% 100%" fo:font-size="11pt" fo:language="en" fo:country="US" style:font-size-asian="11pt" style:font-size-complex="11pt"/>
    </style:style>
    <style:style style:name="P16" style:family="paragraph" style:parent-style-name="Standard">
      <style:paragraph-properties fo:text-align="center" style:justify-single-word="false"/>
      <style:text-properties style:text-position="-27% 100%" fo:font-size="11pt" fo:language="en" fo:country="US" style:font-size-asian="11pt" style:font-size-complex="11pt"/>
    </style:style>
    <style:style style:name="P17" style:family="paragraph" style:parent-style-name="Standard">
      <style:paragraph-properties fo:text-align="center" style:justify-single-word="false"/>
      <style:text-properties fo:font-size="8pt" fo:language="uk" fo:country="UA" style:font-size-asian="8pt" style:font-size-complex="8pt"/>
    </style:style>
    <style:style style:name="P18" style:family="paragraph" style:parent-style-name="Standard">
      <style:text-properties fo:font-size="8pt" style:font-size-asian="8pt" style:font-size-complex="8pt"/>
    </style:style>
    <style:style style:name="P19" style:family="paragraph" style:parent-style-name="Standard">
      <style:text-properties fo:font-size="8pt" fo:language="en" fo:country="US" style:font-size-asian="8pt" style:font-size-complex="8pt"/>
    </style:style>
    <style:style style:name="P20" style:family="paragraph" style:parent-style-name="Standard">
      <style:paragraph-properties fo:text-align="center" style:justify-single-word="false"/>
      <style:text-properties fo:font-size="8pt" fo:language="en" fo:country="US" style:font-size-asian="8pt" style:font-size-complex="8pt"/>
    </style:style>
    <style:style style:name="P21" style:family="paragraph" style:parent-style-name="heading_20_1">
      <style:paragraph-properties fo:text-align="end" style:justify-single-word="false"/>
      <style:text-properties style:text-position="0% 100%" style:font-name="Times New Roman" fo:language="ru" fo:country="RU" style:font-name-asian="Times New Roman" style:font-name-complex="Times New Roman"/>
    </style:style>
    <style:style style:name="P22" style:family="paragraph" style:parent-style-name="Standard">
      <style:text-properties style:text-position="-27% 100%" fo:font-size="8pt" fo:language="uk" fo:country="UA" style:font-size-asian="8pt" style:font-size-complex="8pt"/>
    </style:style>
    <style:style style:name="P23" style:family="paragraph" style:parent-style-name="Standard">
      <style:text-properties style:text-position="-37% 100%" fo:font-size="8pt" fo:language="en" fo:country="US" style:font-size-asian="8pt" style:font-size-complex="8pt"/>
    </style:style>
    <style:style style:name="P24" style:family="paragraph" style:parent-style-name="Standard">
      <style:text-properties fo:font-size="8pt" fo:language="uk" fo:country="UA" style:font-size-asian="8pt" style:font-size-complex="8pt"/>
    </style:style>
    <style:style style:name="P25" style:family="paragraph" style:parent-style-name="Standard">
      <style:text-properties fo:font-size="8pt" style:font-size-asian="8pt" style:font-size-complex="8pt"/>
    </style:style>
    <style:style style:name="P26" style:family="paragraph" style:parent-style-name="Standard">
      <style:text-properties fo:font-size="10pt" fo:language="en" fo:country="US" style:font-size-asian="10pt" style:font-size-complex="10pt"/>
    </style:style>
    <style:style style:name="P27" style:family="paragraph" style:parent-style-name="Standard">
      <style:text-properties fo:font-size="10pt" fo:language="uk" fo:country="UA" style:font-size-asian="10pt" style:font-size-complex="10pt"/>
    </style:style>
    <style:style style:name="P28" style:family="paragraph" style:parent-style-name="Standard">
      <style:text-properties style:font-name="Times New Roman CYR" fo:font-size="10pt" fo:language="en" fo:country="US" style:font-name-asian="Times New Roman CYR" style:font-size-asian="10pt" style:font-name-complex="Times New Roman CYR" style:font-size-complex="10pt"/>
    </style:style>
    <style:style style:name="P29" style:family="paragraph" style:parent-style-name="heading_20_4">
      <style:text-properties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P30" style:family="paragraph" style:parent-style-name="heading_20_4">
      <style:text-properties style:text-position="-27% 100%" style:font-name="Times New Roman" fo:font-size="11pt" fo:language="en" fo:country="US" style:font-name-asian="Times New Roman" style:font-size-asian="11pt" style:font-name-complex="Times New Roman" style:font-size-complex="11pt"/>
    </style:style>
    <style:style style:name="P31" style:family="paragraph" style:parent-style-name="heading_20_5">
      <style:text-properties style:font-name="Times New Roman" fo:font-size="11pt" fo:language="uk" fo:country="UA" fo:font-weight="bold" style:font-name-asian="Times New Roman" style:font-size-asian="11pt" style:font-weight-asian="bold" style:font-name-complex="Times New Roman" style:font-size-complex="11pt" style:font-weight-complex="bold"/>
    </style:style>
    <style:style style:name="T1" style:family="text">
      <style:text-properties fo:language="uk" fo:country="UA"/>
    </style:style>
    <style:style style:name="T2" style:family="text">
      <style:text-properties fo:language="en" fo:country="US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language="en" fo:country="US" style:font-size-asian="11pt" style:font-size-complex="11pt"/>
    </style:style>
    <style:style style:name="T5" style:family="text">
      <style:text-properties style:text-position="-27% 100%" fo:font-size="11pt" style:font-size-asian="11pt" style:font-size-complex="11pt"/>
    </style:style>
    <style:style style:name="T6" style:family="text">
      <style:text-properties style:text-position="-27% 100%" fo:font-size="11pt" fo:language="en" fo:country="US" style:font-size-asian="11pt" style:font-size-complex="11pt"/>
    </style:style>
    <style:style style:name="T7" style:family="text">
      <style:text-properties style:text-position="-27% 100%" fo:font-size="11pt" fo:language="en" fo:country="US" style:text-underline-style="solid" style:text-underline-width="auto" style:text-underline-color="font-color" style:font-size-asian="11pt" style:font-size-complex="11pt"/>
    </style:style>
    <style:style style:name="T8" style:family="text">
      <style:text-properties style:text-position="-27% 100%" fo:font-size="11pt" fo:language="uk" fo:country="UA" style:font-size-asian="11pt" style:font-size-complex="11pt"/>
    </style:style>
    <style:style style:name="T9" style:family="text">
      <style:text-properties style:text-position="-27% 100%" fo:font-size="11pt" fo:language="uk" fo:country="UA" style:text-underline-style="solid" style:text-underline-width="auto" style:text-underline-color="font-color" style:font-size-asian="11pt" style:font-size-complex="11pt"/>
    </style:style>
    <style:style style:name="T10" style:family="text">
      <style:text-properties style:text-position="-27% 100%" fo:font-size="11pt" fo:language="ru" fo:country="RU" style:font-size-asian="11pt" style:font-size-complex="11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 table:number-columns-repeated="2"/>
        <table:table-column table:style-name="Таблица1.F"/>
        <table:table-column table:style-name="Таблица1.C"/>
        <table:table-column table:style-name="Таблица1.H"/>
        <table:table-column table:style-name="Таблица1.I"/>
        <table:table-column table:style-name="Таблица1.J"/>
        <table:table-column table:style-name="Таблица1.C"/>
        <table:table-column table:style-name="Таблица1.L"/>
        <table:table-column table:style-name="Таблица1.M"/>
        <table:table-column table:style-name="Таблица1.H"/>
        <table:table-column table:style-name="Таблица1.C"/>
        <table:table-column table:style-name="Таблица1.P"/>
        <table:table-column table:style-name="Таблица1.Q"/>
        <table:table-column table:style-name="Таблица1.R"/>
        <table:table-column table:style-name="Таблица1.S"/>
        <table:table-column table:style-name="Таблица1.T"/>
        <table:table-row table:style-name="Таблица1.1">
          <table:table-cell table:style-name="Таблица1.A1" office:value-type="string">
            <text:p text:style-name="P1"/>
          </table:table-cell>
          <table:table-cell table:style-name="Таблица1.A1" table:number-columns-spanned="5" office:value-type="string">
            <text:p text:style-name="P3"/>
          </table:table-cell>
          <table:covered-table-cell/>
          <table:covered-table-cell/>
          <table:covered-table-cell/>
          <table:covered-table-cell/>
          <table:table-cell table:style-name="Таблица1.G1" table:number-columns-spanned="9" office:value-type="string">
            <text:p text:style-name="P21">АКТОВИЙ ЗАПИС ПРО СМЕРТЬ №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P1" table:number-columns-spanned="3" office:value-type="string">
            <text:p text:style-name="P2">!НАЗ!</text:p>
          </table:table-cell>
          <table:covered-table-cell/>
          <table:covered-table-cell/>
          <table:table-cell table:style-name="Таблица1.A1" table:number-columns-spanned="2" office:value-type="string">
            <text:p text:style-name="P4"/>
          </table:table-cell>
          <table:covered-table-cell/>
        </table:table-row>
        <table:table-row table:style-name="Таблица1.2">
          <table:table-cell table:style-name="Таблица1.A1" office:value-type="string">
            <text:p text:style-name="P5"/>
          </table:table-cell>
          <table:table-cell table:style-name="Таблица1.A1" table:number-columns-spanned="8" office:value-type="string"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G1" table:number-columns-spanned="2" office:value-type="string">
            <text:p text:style-name="P11">від</text:p>
          </table:table-cell>
          <table:covered-table-cell/>
          <table:table-cell table:style-name="Таблица1.P1" table:number-columns-spanned="4" office:value-type="string">
            <text:p text:style-name="P11">!ДДМММРРРР р.!</text:p>
          </table:table-cell>
          <table:covered-table-cell/>
          <table:covered-table-cell/>
          <table:covered-table-cell/>
          <table:table-cell table:style-name="Таблица1.A1" table:number-columns-spanned="5" office:value-type="string">
            <text:p text:style-name="P9"/>
          </table:table-cell>
          <table:covered-table-cell/>
          <table:covered-table-cell/>
          <table:covered-table-cell/>
          <table:covered-table-cell/>
        </table:table-row>
        <table:table-row table:style-name="Таблица1.3">
          <table:table-cell table:style-name="Таблица1.A3" office:value-type="string">
            <text:p text:style-name="P5">1.</text:p>
          </table:table-cell>
          <table:table-cell table:style-name="Таблица1.B3" office:value-type="string">
            <text:p text:style-name="P12">Прізвище <text:s text:c="2"/></text:p>
          </table:table-cell>
          <table:table-cell table:style-name="Таблица1.C3" table:number-columns-spanned="18" office:value-type="string">
            <text:p text:style-name="P14"><text:s text:c="56"/>!ПрП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4">
          <table:table-cell table:style-name="Таблица1.A3" office:value-type="string">
            <text:p text:style-name="P5">2.</text:p>
          </table:table-cell>
          <table:table-cell table:style-name="Таблица1.B3" office:value-type="string">
            <text:p text:style-name="Standard"><text:span text:style-name="T5">Ім</text:span><text:span text:style-name="T6">’</text:span><text:span text:style-name="T5">я</text:span><text:span text:style-name="T6"> <text:s text:c="2"/></text:span></text:p>
          </table:table-cell>
          <table:table-cell table:style-name="Таблица1.C3" table:number-columns-spanned="5" office:value-type="string">
            <text:h text:style-name="P31" text:outline-level="5" text:is-list-header="true">!ІмП!</text:h>
          </table:table-cell>
          <table:covered-table-cell/>
          <table:covered-table-cell/>
          <table:covered-table-cell/>
          <table:covered-table-cell/>
          <table:table-cell table:style-name="Таблица1.A3" office:value-type="string">
            <text:p text:style-name="P6">3.</text:p>
          </table:table-cell>
          <table:table-cell table:style-name="Таблица1.B3" table:number-columns-spanned="2" office:value-type="string">
            <text:p text:style-name="P12">По батькові </text:p>
          </table:table-cell>
          <table:covered-table-cell/>
          <table:table-cell table:style-name="Таблица1.C3" table:number-columns-spanned="3" office:value-type="string">
            <text:p text:style-name="P8">!ПбП!</text:p>
          </table:table-cell>
          <table:covered-table-cell/>
          <table:covered-table-cell/>
          <table:table-cell table:style-name="Таблица1.A3" office:value-type="string">
            <text:p text:style-name="P6">4.</text:p>
          </table:table-cell>
          <table:table-cell table:style-name="Таблица1.B3" table:number-columns-spanned="3" office:value-type="string">
            <text:p text:style-name="P12">Стать <text:s/></text:p>
          </table:table-cell>
          <table:covered-table-cell/>
          <table:covered-table-cell/>
          <table:table-cell table:style-name="Таблица1.C3" table:number-columns-spanned="3" office:value-type="string">
            <text:p text:style-name="P5">!стать!</text:p>
          </table:table-cell>
          <table:covered-table-cell/>
          <table:covered-table-cell/>
        </table:table-row>
        <table:table-row table:style-name="Таблица1.5">
          <table:table-cell table:style-name="Таблица1.A3" office:value-type="string">
            <text:p text:style-name="P5">5.</text:p>
          </table:table-cell>
          <table:table-cell table:style-name="Таблица1.B3" table:number-columns-spanned="3" office:value-type="string">
            <text:p text:style-name="P12">Громадянство </text:p>
          </table:table-cell>
          <table:covered-table-cell/>
          <table:covered-table-cell/>
          <table:table-cell table:style-name="Таблица1.C3" table:number-columns-spanned="16" office:value-type="string">
            <text:p text:style-name="P15">!громадянство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3" office:value-type="string">
            <text:p text:style-name="P5">6.</text:p>
          </table:table-cell>
          <table:table-cell table:style-name="Таблица1.A3" table:number-columns-spanned="19" office:value-type="string">
            <text:p text:style-name="Standard"><text:span text:style-name="T8">Дата смерті <text:s/></text:span><text:span text:style-name="T9"><text:s text:c="2"/>!ДСддмммрррр! </text:span><text:span text:style-name="T7"><text:s/></text:span><text:span text:style-name="T8"><text:s/>р.</text:span><text:span text:style-name="T6"> <text:s text:c="3"/></text:span><text:span text:style-name="T10">Помер(ла)</text:span><text:span text:style-name="T6"> <text:s text:c="2"/>у в</text:span><text:span text:style-name="T8">іці </text:span><text:span text:style-name="T9"><text:s/></text:span><text:span text:style-name="T7"><text:s text:c="2"/>!вік! <text:s text:c="2"/></text:span><text:span text:style-name="T6"><text:s/>!років!</text:span></text:p>
            <text:p text:style-name="Standard"><text:span text:style-name="T8">Для дітей віком до одного року зазначити <text:s/></text:span><text:span text:style-name="T7"><text:s text:c="3"/>! <text:s text:c="5"/>місяців <text:s text:c="6"/>! <text:s/></text:span><text:span text:style-name="T6"><text:s/></text:span><text:span text:style-name="T8">місяців і <text:s/></text:span><text:span text:style-name="T7"><text:s text:c="2"/>! <text:s text:c="2"/>днів <text:s text:c="3"/>! <text:s/></text:span><text:span text:style-name="T6"><text:s text:c="2"/></text:span><text:span text:style-name="T8">днів <text:s text:c="3"/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7">
          <table:table-cell table:style-name="Таблица1.A3" office:value-type="string">
            <text:p text:style-name="P5">7.</text:p>
          </table:table-cell>
          <table:table-cell table:style-name="Таблица1.B7" table:number-columns-spanned="2" office:value-type="string">
            <text:h text:style-name="P29" text:outline-level="4" text:is-list-header="true"/>
            <text:h text:style-name="P29" text:outline-level="4" text:is-list-header="true">Місце смерті:</text:h>
          </table:table-cell>
          <table:covered-table-cell/>
          <table:table-cell table:number-columns-spanned="17">
            <table:table table:is-sub-table="true">
              <table:table-column table:style-name="Таблица1.D7.1"/>
              <table:table-column table:style-name="Таблица1.D7.2"/>
              <table:table-column table:style-name="Таблица1.D7.3"/>
              <table:table-column table:style-name="Таблица1.D7.4"/>
              <table:table-column table:style-name="Таблица1.D7.5"/>
              <table:table-row table:style-name="Таблица1.D7.1">
                <table:table-cell table:style-name="Таблица1.G1" office:value-type="string">
                  <text:p text:style-name="Standard"><text:span text:style-name="T8">д</text:span><text:span text:style-name="T6">ержава <text:s text:c="3"/></text:span></text:p>
                </table:table-cell>
                <table:table-cell table:style-name="Таблица1.P1" office:value-type="string">
                  <text:p text:style-name="P15">!ДС!</text:p>
                </table:table-cell>
                <table:table-cell table:style-name="Таблица1.G1" office:value-type="string">
                  <text:p text:style-name="P13">область</text:p>
                </table:table-cell>
                <table:table-cell table:style-name="Таблица1.P1" office:value-type="string">
                  <text:p text:style-name="P10">!ОС!</text:p>
                </table:table-cell>
                <table:table-cell table:style-name="Таблица1.D7.5.1" office:value-type="string">
                  <text:p text:style-name="P9"/>
                </table:table-cell>
              </table:table-row>
              <table:table-row table:style-name="Таблица1.D7.1">
                <table:table-cell table:style-name="Таблица1.G1" office:value-type="string">
                  <text:h text:style-name="P30" text:outline-level="4" text:is-list-header="true">район <text:s text:c="3"/></text:h>
                </table:table-cell>
                <table:table-cell table:style-name="Таблица1.P1" table:number-columns-spanned="3" office:value-type="string">
                  <text:p text:style-name="P15">!РС!</text:p>
                </table:table-cell>
                <table:covered-table-cell/>
                <table:covered-table-cell/>
                <table:table-cell table:style-name="Таблица1.D7.5.1" office:value-type="string">
                  <text:p text:style-name="P9"/>
                </table:table-cell>
              </table:table-row>
              <table:table-row table:style-name="Таблица1.D7.1">
                <table:table-cell table:style-name="Таблица1.G1" office:value-type="string">
                  <text:p text:style-name="P15">!мссС!</text:p>
                </table:table-cell>
                <table:table-cell table:style-name="Таблица1.D7.2.3" table:number-columns-spanned="3" office:value-type="string">
                  <text:p text:style-name="P15">!МС!</text:p>
                </table:table-cell>
                <table:covered-table-cell/>
                <table:covered-table-cell/>
                <table:table-cell table:style-name="Таблица1.D7.5.1" office:value-type="string">
                  <text:p text:style-name="P9"/>
                </table:table-cell>
              </table:table-row>
              <table:table-row table:style-name="Таблица1.D7.4">
                <table:table-cell table:style-name="Таблица1.D7.1.4" office:value-type="string">
                  <text:p text:style-name="P23"/>
                </table:table-cell>
                <table:table-cell table:style-name="Таблица1.D7.2.4" table:number-columns-spanned="3" office:value-type="string">
                  <text:p text:style-name="P24"/>
                </table:table-cell>
                <table:covered-table-cell/>
                <table:covered-table-cell/>
                <table:table-cell table:style-name="Таблица1.D7.5.1" office:value-type="string">
                  <text:p text:style-name="P18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8">
          <table:table-cell table:style-name="Таблица1.A3" office:value-type="string">
            <text:p text:style-name="P9">8.</text:p>
          </table:table-cell>
          <table:table-cell table:style-name="Таблица1.B3" table:number-columns-spanned="4" office:value-type="string">
            <text:p text:style-name="P12">Причина смерті</text:p>
          </table:table-cell>
          <table:covered-table-cell/>
          <table:covered-table-cell/>
          <table:covered-table-cell/>
          <table:table-cell table:style-name="Таблица1.C3" table:number-columns-spanned="15" office:value-type="string">
            <text:p text:style-name="P12">!ПричинаС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9">
          <table:table-cell table:style-name="Таблица1.A3" office:value-type="string">
            <text:p text:style-name="P9">9.</text:p>
          </table:table-cell>
          <table:table-cell table:number-columns-spanned="19">
            <table:table table:is-sub-table="true">
              <table:table-column table:style-name="Таблица1.B9.1"/>
              <table:table-column table:style-name="Таблица1.B9.2"/>
              <table:table-column table:style-name="Таблица1.B9.3"/>
              <table:table-column table:style-name="Таблица1.B9.4"/>
              <table:table-column table:style-name="Таблица1.B9.5"/>
              <table:table-column table:style-name="Таблица1.B9.6"/>
              <table:table-row table:style-name="Таблица1.B9.1">
                <table:table-cell table:style-name="Таблица1.B9.1.1" table:number-columns-spanned="3" office:value-type="string">
                  <text:p text:style-name="P12">Дата та місце</text:p>
                </table:table-cell>
                <table:covered-table-cell/>
                <table:covered-table-cell/>
                <table:table-cell table:style-name="Таблица1.B9.4.1" office:value-type="string">
                  <text:p text:style-name="Standard"><text:span text:style-name="T8">д</text:span><text:span text:style-name="T6">ержава <text:s text:c="2"/></text:span></text:p>
                </table:table-cell>
                <table:table-cell table:style-name="Таблица1.B9.4.1" office:value-type="string">
                  <text:p text:style-name="P15">!ДН!</text:p>
                </table:table-cell>
                <table:table-cell table:style-name="Таблица1.B9.6.1" office:value-type="string">
                  <text:p text:style-name="P9"/>
                </table:table-cell>
              </table:table-row>
              <table:table-row table:style-name="Таблица1.B9.1">
                <table:table-cell table:style-name="Таблица1.B9.1.2" table:number-columns-spanned="3" office:value-type="string">
                  <text:p text:style-name="Standard"><text:span text:style-name="T5">н</text:span><text:span text:style-name="T8">ародження <text:s text:c="3"/></text:span></text:p>
                </table:table-cell>
                <table:covered-table-cell/>
                <table:covered-table-cell/>
                <table:table-cell table:style-name="Таблица1.G1" office:value-type="string">
                  <text:p text:style-name="Standard"><text:span text:style-name="T6">о</text:span><text:span text:style-name="T8">бласть <text:s text:c="3"/></text:span></text:p>
                </table:table-cell>
                <table:table-cell table:style-name="Таблица1.B9.4.1" office:value-type="string">
                  <text:p text:style-name="P15">!ОН!</text:p>
                </table:table-cell>
                <table:table-cell table:style-name="Таблица1.B9.6.2" office:value-type="string">
                  <text:p text:style-name="P9"/>
                </table:table-cell>
              </table:table-row>
              <table:table-row table:style-name="Таблица1.B9.1">
                <table:table-cell table:style-name="Таблица1.B9.1.2" office:value-type="string">
                  <text:p text:style-name="P15"><text:s/></text:p>
                </table:table-cell>
                <table:table-cell table:style-name="Таблица1.P1" office:value-type="string">
                  <text:p text:style-name="P16">!ДНддмммрррр!</text:p>
                </table:table-cell>
                <table:table-cell table:style-name="Таблица1.G1" office:value-type="string">
                  <text:p text:style-name="Standard"><text:span text:style-name="T8">р</text:span><text:span text:style-name="T6">оку</text:span></text:p>
                </table:table-cell>
                <table:table-cell table:style-name="Таблица1.G1" office:value-type="string">
                  <text:p text:style-name="P15">район <text:s text:c="3"/></text:p>
                </table:table-cell>
                <table:table-cell table:style-name="Таблица1.B9.4.1" office:value-type="string">
                  <text:p text:style-name="P15">!РН!</text:p>
                </table:table-cell>
                <table:table-cell table:style-name="Таблица1.B9.6.2" office:value-type="string">
                  <text:p text:style-name="P9"/>
                </table:table-cell>
              </table:table-row>
              <table:table-row table:style-name="Таблица1.B9.1">
                <table:table-cell table:style-name="Таблица1.B9.1.2" table:number-columns-spanned="3" office:value-type="string">
                  <text:p text:style-name="P5"/>
                </table:table-cell>
                <table:covered-table-cell/>
                <table:covered-table-cell/>
                <table:table-cell table:style-name="Таблица1.G1" office:value-type="string">
                  <text:p text:style-name="P15">!мссН!</text:p>
                </table:table-cell>
                <table:table-cell table:style-name="Таблица1.D7.2.3" office:value-type="string">
                  <text:p text:style-name="P15">!МН!</text:p>
                </table:table-cell>
                <table:table-cell table:style-name="Таблица1.B9.6.4" office:value-type="string">
                  <text:p text:style-name="P9"/>
                </table:table-cell>
              </table:table-row>
              <table:table-row table:style-name="Таблица1.B9.5">
                <table:table-cell table:style-name="Таблица1.B9.1.5" table:number-columns-spanned="6" office:value-type="string">
                  <text:p text:style-name="P22"/>
                </table:table-cell>
                <table:covered-table-cell/>
                <table:covered-table-cell/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0">
          <table:table-cell table:style-name="Таблица1.A3" office:value-type="string">
            <text:p text:style-name="Standard"><text:span text:style-name="T3">1</text:span><text:span text:style-name="T4">0</text:span><text:span text:style-name="T3">.</text:span></text:p>
          </table:table-cell>
          <table:table-cell table:style-name="Таблица1.B7" office:value-type="string">
            <text:p text:style-name="P15">Місце проживання <text:s text:c="109"/></text:p>
            <text:p text:style-name="P15">померлої <text:s text:c="12"/></text:p>
            <text:p text:style-name="P15">особи</text:p>
          </table:table-cell>
          <table:table-cell table:number-columns-spanned="18">
            <table:table table:is-sub-table="true">
              <table:table-column table:style-name="Таблица1.C10.1"/>
              <table:table-column table:style-name="Таблица1.C10.2"/>
              <table:table-column table:style-name="Таблица1.B9.1"/>
              <table:table-column table:style-name="Таблица1.D"/>
              <table:table-column table:style-name="Таблица1.C10.5"/>
              <table:table-column table:style-name="Таблица1.C10.6"/>
              <table:table-column table:style-name="Таблица1.C10.7"/>
              <table:table-column table:style-name="Таблица1.C10.8"/>
              <table:table-column table:style-name="Таблица1.C10.9"/>
              <table:table-column table:style-name="Таблица1.C10.8"/>
              <table:table-row table:style-name="Таблица1.C10.1">
                <table:table-cell table:style-name="Таблица1.B9.4.1" office:value-type="string">
                  <text:p text:style-name="Standard"><text:span text:style-name="T5">д</text:span><text:span text:style-name="T6">ержава <text:s/></text:span></text:p>
                </table:table-cell>
                <table:table-cell table:style-name="Таблица1.B9.4.1" table:number-columns-spanned="2" office:value-type="string">
                  <text:p text:style-name="P15">!ДП!</text:p>
                </table:table-cell>
                <table:covered-table-cell/>
                <table:table-cell table:style-name="Таблица1.B9.4.1" table:number-columns-spanned="3" office:value-type="string">
                  <text:p text:style-name="Standard"><text:span text:style-name="T8"><text:s text:c="3"/>о</text:span><text:span text:style-name="T6">бласть</text:span></text:p>
                </table:table-cell>
                <table:covered-table-cell/>
                <table:covered-table-cell/>
                <table:table-cell table:style-name="Таблица1.B9.4.1" table:number-columns-spanned="3" office:value-type="string">
                  <text:p text:style-name="P15">!ОП!</text:p>
                </table:table-cell>
                <table:covered-table-cell/>
                <table:covered-table-cell/>
                <table:table-cell table:style-name="Таблица1.B9.6.1" office:value-type="string">
                  <text:p text:style-name="P9"/>
                </table:table-cell>
              </table:table-row>
              <table:table-row table:style-name="Таблица1.C10.1">
                <table:table-cell table:style-name="Таблица1.G1" office:value-type="string">
                  <text:p text:style-name="P15">район <text:s text:c="2"/></text:p>
                </table:table-cell>
                <table:table-cell table:style-name="Таблица1.B9.4.1" table:number-columns-spanned="2" office:value-type="string">
                  <text:p text:style-name="P15">!РП!</text:p>
                </table:table-cell>
                <table:covered-table-cell/>
                <table:table-cell table:style-name="Таблица1.G1" table:number-columns-spanned="3" office:value-type="string">
                  <text:p text:style-name="P15"><text:s text:c="3"/>!мссП!</text:p>
                </table:table-cell>
                <table:covered-table-cell/>
                <table:covered-table-cell/>
                <table:table-cell table:style-name="Таблица1.D7.2.3" table:number-columns-spanned="3" office:value-type="string">
                  <text:p text:style-name="P15">!МП!</text:p>
                </table:table-cell>
                <table:covered-table-cell/>
                <table:covered-table-cell/>
                <table:table-cell table:style-name="Таблица1.B9.6.2" office:value-type="string">
                  <text:p text:style-name="P9"/>
                </table:table-cell>
              </table:table-row>
              <table:table-row table:style-name="Таблица1.C10.1">
                <table:table-cell table:style-name="Таблица1.G1" office:value-type="string">
                  <text:p text:style-name="P15">вул.</text:p>
                </table:table-cell>
                <table:table-cell table:style-name="Таблица1.B9.4.1" office:value-type="string">
                  <text:p text:style-name="P15">!вул!</text:p>
                </table:table-cell>
                <table:table-cell table:style-name="Таблица1.G1" table:number-columns-spanned="2" office:value-type="string">
                  <text:p text:style-name="Standard"><text:span text:style-name="T6">б</text:span><text:span text:style-name="T8">уд.</text:span></text:p>
                </table:table-cell>
                <table:covered-table-cell/>
                <table:table-cell table:style-name="Таблица1.P1" office:value-type="string">
                  <text:p text:style-name="P16">!буд!</text:p>
                </table:table-cell>
                <table:table-cell table:style-name="Таблица1.G1" table:number-columns-spanned="2" office:value-type="string">
                  <text:p text:style-name="P13">кв.</text:p>
                </table:table-cell>
                <table:covered-table-cell/>
                <table:table-cell table:style-name="Таблица1.D7.2.3" office:value-type="string">
                  <text:p text:style-name="P13">!кв!</text:p>
                </table:table-cell>
                <table:table-cell table:style-name="Таблица1.B9.6.2" table:number-columns-spanned="2" office:value-type="string">
                  <text:p text:style-name="P9"/>
                </table:table-cell>
                <table:covered-table-cell/>
              </table:table-row>
              <table:table-row table:style-name="Таблица1.C10.4">
                <table:table-cell table:style-name="Таблица1.C10.1.4" office:value-type="string">
                  <text:p text:style-name="P18"/>
                </table:table-cell>
                <table:table-cell table:style-name="Таблица1.D7.2.4" office:value-type="string">
                  <text:p text:style-name="P18"/>
                </table:table-cell>
                <table:table-cell table:style-name="Таблица1.C10.1.4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  <table:table-cell table:style-name="Таблица1.B9.6.4" table:number-columns-spanned="4" office:value-type="string">
                  <text:p text:style-name="P18"/>
                </table:table-cell>
                <table:covered-table-cell/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1">
          <table:table-cell table:style-name="Таблица1.B9.1.5" office:value-type="string">
            <text:p text:style-name="P5">11.</text:p>
          </table:table-cell>
          <table:table-cell table:style-name="Таблица1.B9.1.5" table:number-columns-spanned="19" office:value-type="string">
            <text:p text:style-name="P10">Документ, що підтверджує факт смерті <text:s text:c="3"/>!Документ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2">
          <table:table-cell table:style-name="Таблица1.A3" office:value-type="string">
            <text:p text:style-name="P5">12.</text:p>
          </table:table-cell>
          <table:table-cell table:style-name="Таблица1.B12" table:number-columns-spanned="19" office:value-type="string">
            <text:p text:style-name="P9"><text:span text:style-name="T2">Прізвище, ім’я, по батькові, адреса заявника, </text:span><text:span text:style-name="T1">серія, номер, ким видано паспорт, дата його видачі та підпис заявника</text:span></text:p>
            <text:p text:style-name="P10">!ПІБЗ!, <text:s text:c="2"/>!АдрЗ!</text:p>
            <text:p text:style-name="P10">!ПасЗ! <text:s text:c="150"/>√ _____________________</text:p>
            <text:p text:style-name="P10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3">
          <table:table-cell table:style-name="Таблица1.A3" office:value-type="string">
            <text:p text:style-name="P5">13.</text:p>
          </table:table-cell>
          <table:table-cell table:number-columns-spanned="19">
            <table:table table:is-sub-table="true">
              <table:table-column table:style-name="Таблица1.B13.1"/>
              <table:table-column table:style-name="Таблица1.B13.2"/>
              <table:table-column table:style-name="Таблица1.B13.3"/>
              <table:table-column table:style-name="Таблица1.B13.4"/>
              <table:table-column table:style-name="Таблица1.B13.5"/>
              <table:table-row table:style-name="Таблица1.13">
                <table:table-cell table:style-name="Таблица1.B13.1.1" office:value-type="string">
                  <text:p text:style-name="P19"/>
                </table:table-cell>
                <table:table-cell table:style-name="Таблица1.B9.4.1" office:value-type="string">
                  <text:p text:style-name="P17"/>
                </table:table-cell>
                <table:table-cell table:style-name="Таблица1.B13.3.1" office:value-type="string">
                  <text:p text:style-name="P20"/>
                </table:table-cell>
                <table:table-cell table:style-name="Таблица1.B9.4.1" office:value-type="string">
                  <text:p text:style-name="P20"/>
                </table:table-cell>
                <table:table-cell table:style-name="Таблица1.B9.6.1" office:value-type="string">
                  <text:p text:style-name="P19"/>
                </table:table-cell>
              </table:table-row>
              <table:table-row table:style-name="Таблица1.13">
                <table:table-cell table:style-name="Таблица1.B13.1.2" office:value-type="string">
                  <text:p text:style-name="P5">Видано свідоцтво серія</text:p>
                </table:table-cell>
                <table:table-cell table:style-name="Таблица1.P1" office:value-type="string">
                  <text:p text:style-name="P11">!СС!</text:p>
                </table:table-cell>
                <table:table-cell table:style-name="Таблица1.B13.3.2" office:value-type="string">
                  <text:p text:style-name="P6">№</text:p>
                </table:table-cell>
                <table:table-cell table:style-name="Таблица1.P1" office:value-type="string">
                  <text:p text:style-name="P6">!НС!</text:p>
                </table:table-cell>
                <table:table-cell table:style-name="Таблица1.B9.6.2" office:value-type="string">
                  <text:p text:style-name="P5">!СНВ!</text:p>
                </table:table-cell>
              </table:table-row>
              <table:table-row table:style-name="Таблица1.13">
                <table:table-cell table:style-name="Таблица1.B13.1.3" office:value-type="string">
                  <text:p text:style-name="P19"/>
                </table:table-cell>
                <table:table-cell table:style-name="Таблица1.D7.2.4" office:value-type="string">
                  <text:p text:style-name="P19"/>
                </table:table-cell>
                <table:table-cell table:style-name="Таблица1.C10.1.4" office:value-type="string">
                  <text:p text:style-name="P19"/>
                </table:table-cell>
                <table:table-cell table:style-name="Таблица1.D7.2.4" office:value-type="string">
                  <text:p text:style-name="P19"/>
                </table:table-cell>
                <table:table-cell table:style-name="Таблица1.B9.6.4" office:value-type="string">
                  <text:p text:style-name="P19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4">
          <table:table-cell table:style-name="Таблица1.A3" office:value-type="string">
            <text:p text:style-name="P5">14.</text:p>
          </table:table-cell>
          <table:table-cell table:style-name="Таблица1.B14" table:number-columns-spanned="4" office:value-type="string">
            <text:p text:style-name="P5">Для відміток</text:p>
          </table:table-cell>
          <table:covered-table-cell/>
          <table:covered-table-cell/>
          <table:covered-table-cell/>
          <table:table-cell table:style-name="Таблица1.F14" table:number-columns-spanned="14" office:value-type="string">
            <text:p text:style-name="P5">!Помітки!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Таблица1.B9.6.4" office:value-type="string">
            <text:p text:style-name="P5"/>
          </table:table-cell>
        </table:table-row>
        <table:table-row table:style-name="Таблица1.13">
          <table:table-cell table:style-name="Таблица1.G1" table:number-columns-spanned="2" office:value-type="string">
            <text:p text:style-name="P27"><text:s text:c="19"/>М.П.</text:p>
          </table:table-cell>
          <table:covered-table-cell/>
          <table:table-cell table:style-name="Таблица1.A1" table:number-columns-spanned="10" office:value-type="string">
            <text:p text:style-name="P26">Керівник органу державно<text:span text:style-name="T1">ї</text:span></text:p>
            <text:p text:style-name="P26">реєстрації актів цивільного стану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8">
            <table:table table:is-sub-table="true">
              <table:table-column table:style-name="Таблица1.M15.1"/>
              <table:table-column table:style-name="Таблица1.M15.2"/>
              <table:table-row table:style-name="Таблица1.M15.1">
                <table:table-cell table:style-name="Таблица1.A1" office:value-type="string">
                  <text:p text:style-name="P26"/>
                </table:table-cell>
                <table:table-cell table:style-name="Таблица1.G1" office:value-type="string">
                  <text:p text:style-name="P26">!<text:span text:style-name="T1">Керівник!</text:span></text:p>
                </table:table-cell>
              </table:table-row>
              <table:table-row table:style-name="Таблица1.M15.2">
                <table:table-cell table:style-name="Таблица1.M15.1.2" office:value-type="string">
                  <text:p text:style-name="P26"><text:s text:c="12"/>(підпис)</text:p>
                </table:table-cell>
                <table:table-cell table:style-name="Таблица1.A1" office:value-type="string">
                  <text:p text:style-name="P26"/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Таблица1.16">
          <table:table-cell table:style-name="Таблица1.A1" table:number-columns-spanned="2" office:value-type="string">
            <text:p text:style-name="P26"/>
          </table:table-cell>
          <table:covered-table-cell/>
          <table:table-cell table:style-name="Таблица1.A1" table:number-columns-spanned="10" office:value-type="string">
            <text:p text:style-name="P26">Посадова особа органу державної реєстрації актів цивільного стану, яка склала актовий запис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spanned="4">
            <table:table table:is-sub-table="true">
              <table:table-column table:style-name="Таблица1.M15.1"/>
              <table:table-row table:style-name="Таблица1.M16.1">
                <table:table-cell table:style-name="Таблица1.M16.1.1" office:value-type="string">
                  <text:p text:style-name="P26"/>
                </table:table-cell>
              </table:table-row>
              <table:table-row table:style-name="Таблица1.M16.2">
                <table:table-cell table:style-name="Таблица1.M15.1.2" office:value-type="string">
                  <text:p text:style-name="P26"><text:s text:c="12"/>(підпис)</text:p>
                </table:table-cell>
              </table:table-row>
            </table:table>
          </table:table-cell>
          <table:covered-table-cell/>
          <table:covered-table-cell/>
          <table:covered-table-cell/>
          <table:table-cell table:number-columns-spanned="4">
            <table:table table:is-sub-table="true">
              <table:table-column table:style-name="Таблица1.M15.2"/>
              <table:table-row table:style-name="Таблица1.M16.1">
                <table:table-cell table:style-name="Таблица1.G1" office:value-type="string">
                  <text:p text:style-name="P28">!ПІБ_по! !Посада!</text:p>
                </table:table-cell>
              </table:table-row>
              <table:table-row table:style-name="Таблица1.M16.1">
                <table:table-cell table:style-name="Таблица1.A1" office:value-type="string">
                  <text:p text:style-name="P26"/>
                </table:table-cell>
              </table:table-row>
            </table:table>
          </table:table-cell>
          <table:covered-table-cell/>
          <table:covered-table-cell/>
          <table:covered-table-cell/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Times New Roman CYR" svg:font-family="'Times New Roman CYR', 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none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none" style:punctuation-wrap="hanging" style:line-break="strict" style:tab-stop-distance="1.27cm" style:writing-mode="page"/>
      <style:text-properties style:use-window-font-color="true" style:font-name="Times New Roman" fo:font-size="12pt" fo:language="en" fo:country="US" style:font-name-asian="Times New Roman" style:font-size-asian="12pt" style:language-asian="en" style:country-asian="US" style:font-name-complex="Times New Roman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 fo:language="ru" fo:country="RU" style:font-size-asian="10pt" style:font-size-complex="10pt"/>
    </style:style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>
      <style:paragraph-properties fo:keep-with-next="always"/>
      <style:text-properties style:text-position="-25% 100%" style:font-name="Times New Roman CYR" fo:font-size="12pt" fo:language="en" fo:country="US" fo:font-weight="bold" style:font-name-asian="Times New Roman CYR" style:font-size-asian="12pt" style:font-weight-asian="bold" style:font-name-complex="Times New Roman CYR" style:font-size-complex="12pt" style:font-weight-complex="bold"/>
    </style:style>
    <style:style style:name="heading_20_2" style:display-name="heading 2" style:family="paragraph" style:parent-style-name="Standard" style:next-style-name="Standard">
      <style:paragraph-properties fo:margin-top="0.423cm" fo:margin-bottom="0.106cm" fo:keep-with-next="always"/>
      <style:text-properties style:font-name="Arial" fo:font-size="12pt" fo:font-style="italic" fo:font-weight="bold" style:font-name-asian="Arial" style:font-size-asian="12pt" style:font-style-asian="italic" style:font-weight-asian="bold" style:font-name-complex="Arial" style:font-size-complex="12pt" style:font-style-complex="italic" style:font-weight-complex="bold"/>
    </style:style>
    <style:style style:name="heading_20_3" style:display-name="heading 3" style:family="paragraph" style:parent-style-name="Standard" style:next-style-name="Standard">
      <style:paragraph-properties fo:margin-left="7.62cm" fo:margin-right="0cm" fo:text-indent="1.27cm" style:auto-text-indent="false" fo:keep-with-next="always"/>
      <style:text-properties style:font-name="Times New Roman CYR" fo:language="uk" fo:country="UA" fo:font-weight="bold" style:font-name-asian="Times New Roman CYR" style:font-weight-asian="bold" style:font-name-complex="Times New Roman CYR" style:font-weight-complex="bold"/>
    </style:style>
    <style:style style:name="heading_20_4" style:display-name="heading 4" style:family="paragraph" style:parent-style-name="Standard" style:next-style-name="Standard" style:default-outline-level="4">
      <style:paragraph-properties fo:keep-with-next="always"/>
      <style:text-properties style:font-name="Times New Roman CYR" fo:font-size="12pt" fo:language="uk" fo:country="UA" style:font-name-asian="Times New Roman CYR" style:font-size-asian="12pt" style:font-name-complex="Times New Roman CYR" style:font-size-complex="12pt"/>
    </style:style>
    <style:style style:name="heading_20_5" style:display-name="heading 5" style:family="paragraph" style:parent-style-name="Standard" style:next-style-name="Standard" style:default-outline-level="5">
      <style:paragraph-properties fo:keep-with-next="always"/>
      <style:text-properties style:font-name="Times New Roman CYR" fo:language="en" fo:country="US" style:font-name-asian="Times New Roman CYR" style:font-name-complex="Times New Roman CYR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RTF_5f_Num_20_2" style:display-name="RTF_Num 2">
      <text:list-level-style-number text:level="1" style:num-suffix="." style:num-format="I">
        <style:list-level-properties text:min-label-width="1.27cm"/>
      </text:list-level-style-number>
      <text:list-level-style-number text:level="2" style:num-suffix="." style:num-format="A" style:num-letter-sync="true">
        <style:list-level-properties text:space-before="1.27cm" text:min-label-width="1.27cm"/>
      </text:list-level-style-number>
      <text:list-level-style-number text:level="3" style:num-suffix="." style:num-format="1">
        <style:list-level-properties text:space-before="2.54cm" text:min-label-width="1.27cm"/>
      </text:list-level-style-number>
      <text:list-level-style-number text:level="4" style:num-suffix=")" style:num-format="a" style:num-letter-sync="true">
        <style:list-level-properties text:space-before="3.81cm" text:min-label-width="1.27cm"/>
      </text:list-level-style-number>
      <text:list-level-style-number text:level="5" style:num-prefix="(" style:num-suffix=")" style:num-format="1">
        <style:list-level-properties text:space-before="5.08cm" text:min-label-width="1.27cm"/>
      </text:list-level-style-number>
      <text:list-level-style-number text:level="6" style:num-prefix="(" style:num-suffix=")" style:num-format="a" style:num-letter-sync="true">
        <style:list-level-properties text:space-before="6.35cm" text:min-label-width="1.27cm"/>
      </text:list-level-style-number>
      <text:list-level-style-number text:level="7" style:num-prefix="(" style:num-suffix=")" style:num-format="i">
        <style:list-level-properties text:space-before="7.62cm" text:min-label-width="1.27cm"/>
      </text:list-level-style-number>
      <text:list-level-style-number text:level="8" style:num-prefix="(" style:num-suffix=")" style:num-format="a" style:num-letter-sync="true">
        <style:list-level-properties text:space-before="8.89cm" text:min-label-width="1.27cm"/>
      </text:list-level-style-number>
      <text:list-level-style-number text:level="9" style:num-prefix="(" style:num-suffix=")" style:num-format="i">
        <style:list-level-properties text:space-before="10.16cm" text:min-label-width="1.27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.499cm" fo:margin-bottom="0.499cm" fo:margin-left="3.501cm" fo:margin-right="0.64cm" fo:border="none" fo:padding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creator>Vladimir Koltsov</dc:creator>
    <dc:date>2012-04-08T15:10:17.76</dc:date>
    <meta:editing-cycles>3</meta:editing-cycles>
    <meta:editing-duration>PT27M23S</meta:editing-duration>
    <meta:document-statistic meta:table-count="1" meta:image-count="0" meta:object-count="0" meta:page-count="1" meta:paragraph-count="90" meta:word-count="167" meta:character-count="1475"/>
    <meta:user-defined meta:name="Info 1"/>
    <meta:user-defined meta:name="Info 2"/>
    <meta:user-defined meta:name="Info 3"/>
    <meta:user-defined meta:name="Info 4"/>
  </office:meta>
</office:document-meta>
</file>